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08cm"/>
    </style:style>
    <style:style style:name="co2" style:family="table-column">
      <style:table-column-properties fo:break-before="auto" style:column-width="0.766cm"/>
    </style:style>
    <style:style style:name="co3" style:family="table-column">
      <style:table-column-properties fo:break-before="auto" style:column-width="0.609cm"/>
    </style:style>
    <style:style style:name="co4" style:family="table-column">
      <style:table-column-properties fo:break-before="auto" style:column-width="4.187cm"/>
    </style:style>
    <style:style style:name="co5" style:family="table-column">
      <style:table-column-properties fo:break-before="auto" style:column-width="0.852cm"/>
    </style:style>
    <style:style style:name="co6" style:family="table-column">
      <style:table-column-properties fo:break-before="auto" style:column-width="0.631cm"/>
    </style:style>
    <style:style style:name="co7" style:family="table-column">
      <style:table-column-properties fo:break-before="auto" style:column-width="18.027cm"/>
    </style:style>
    <style:style style:name="co8" style:family="table-column">
      <style:table-column-properties fo:break-before="auto" style:column-width="0.87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827cm"/>
    </style:style>
    <style:style style:name="co11" style:family="table-column">
      <style:table-column-properties fo:break-before="auto" style:column-width="0.587cm"/>
    </style:style>
    <style:style style:name="co12" style:family="table-column">
      <style:table-column-properties fo:break-before="auto" style:column-width="0.697cm"/>
    </style:style>
    <style:style style:name="co13" style:family="table-column">
      <style:table-column-properties fo:break-before="auto" style:column-width="0.478cm"/>
    </style:style>
    <style:style style:name="co14" style:family="table-column">
      <style:table-column-properties fo:break-before="auto" style:column-width="0.653cm"/>
    </style:style>
    <style:style style:name="co15" style:family="table-column">
      <style:table-column-properties fo:break-before="auto" style:column-width="0.522cm"/>
    </style:style>
    <style:style style:name="co16" style:family="table-column">
      <style:table-column-properties fo:break-before="auto" style:column-width="0.543cm"/>
    </style:style>
    <style:style style:name="co17" style:family="table-column">
      <style:table-column-properties fo:break-before="auto" style:column-width="0.501cm"/>
    </style:style>
    <style:style style:name="co18" style:family="table-column">
      <style:table-column-properties fo:break-before="auto" style:column-width="0.676cm"/>
    </style:style>
    <style:style style:name="co19" style:family="table-column">
      <style:table-column-properties fo:break-before="auto" style:column-width="0.961cm"/>
    </style:style>
    <style:style style:name="co20" style:family="table-column">
      <style:table-column-properties fo:break-before="auto" style:column-width="0.566cm"/>
    </style:style>
    <style:style style:name="co21" style:family="table-column">
      <style:table-column-properties fo:break-before="auto" style:column-width="1.157cm"/>
    </style:style>
    <style:style style:name="co22" style:family="table-column">
      <style:table-column-properties fo:break-before="auto" style:column-width="0.436cm"/>
    </style:style>
    <style:style style:name="co23" style:family="table-column">
      <style:table-column-properties fo:break-before="auto" style:column-width="0.457cm"/>
    </style:style>
    <style:style style:name="co24" style:family="table-column">
      <style:table-column-properties fo:break-before="auto" style:column-width="18.745cm"/>
    </style:style>
    <style:style style:name="co25" style:family="table-column">
      <style:table-column-properties fo:break-before="auto" style:column-width="1.111cm"/>
    </style:style>
    <style:style style:name="co26" style:family="table-column">
      <style:table-column-properties fo:break-before="auto" style:column-width="0.783cm"/>
    </style:style>
    <style:style style:name="co27" style:family="table-column">
      <style:table-column-properties fo:break-before="auto" style:column-width="0.958cm"/>
    </style:style>
    <style:style style:name="co28" style:family="table-column">
      <style:table-column-properties fo:break-before="auto" style:column-width="0.848cm"/>
    </style:style>
    <style:style style:name="co29" style:family="table-column">
      <style:table-column-properties fo:break-before="auto" style:column-width="0.937cm"/>
    </style:style>
    <style:style style:name="co30" style:family="table-column">
      <style:table-column-properties fo:break-before="auto" style:column-width="0.981cm"/>
    </style:style>
    <style:style style:name="co31" style:family="table-column">
      <style:table-column-properties fo:break-before="auto" style:column-width="1.046cm"/>
    </style:style>
    <style:style style:name="co32" style:family="table-column">
      <style:table-column-properties fo:break-before="auto" style:column-width="0.718cm"/>
    </style:style>
    <style:style style:name="co33" style:family="table-column">
      <style:table-column-properties fo:break-before="auto" style:column-width="0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ff00"/>
    </style:style>
    <style:style style:name="ta3" style:family="table" style:master-page-name="Default">
      <style:table-properties table:display="true" style:writing-mode="lr-tb" table:tab-color="#ffbf00"/>
    </style:style>
    <style:style style:name="ta4" style:family="table" style:master-page-name="Default">
      <style:table-properties table:display="true" style:writing-mode="lr-tb" table:tab-color="#ff40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ffff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words repulsio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ма�ема�ика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﻿Высшая математика. Основы математического анализа. Геворкян.pdf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1" office:value-type="string" calcext:value-type="string">
            <text:p>bookname repul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сновы математического анализа. Том 1. Фихтенгольц.pdf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быкновенные дифференциальные уравнения. Арнольд.djvu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быкновенные дифференциальные уравнения с приложениями. Егоров.djvu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Дифференциальные уравнения (структурная теория). Зайцев, Линчук, Флегонтов.djvu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Геометрическая теория дифференциальных уравнений. Лефшец.djvu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Курс высшей математики. Том1. Смирнов.djvu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Краткий курс высшей математики. Натансон.pdf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Курс высшей математики. Том2. Смирнов.djvu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Электронные вычислительные машины. Лабораторный практикум. Соловьев.djvu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Электронные вычислительные машины и системы. Каган.djvu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Основы алгебры. Тыртышников.pdf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му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Алгебра многочленов. Винберг.pdf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Основная теорема алгебры. Тихомиров, Успенский.pdf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ий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Теория функций. Гурвиц, Курант.djvu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Программирование на аппаратном уровне. Кулаков.djvu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у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Курс дифференциального и интегрального исчисления. Том 1. Курант.pdf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Основы программирования для Единой Системы ЭВМ. Айнберг, Геронимус.djvu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Лекции по математическому анализу. Часть 1. Бутузов.pdf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Электронные цифровые машины и программирование. Китов, Криницкий.pdf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Программирование на C++. Савич.djvu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Эффективное использование C++. 55 верных советов улучшить структуру и код ваших программ. Мэйерс.pdf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Сборник упражнений по дифференциальным уравнениям. Креер.djvu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Язык программирования C++. Базовый курс. Липпман, Лажойе, Му.pdf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Математический анализ для школьников. Понтрягин.djvu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Общая алгебра. Курош.pdf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Элементы теории пределов (последовательности). Часть 2. Савельев.pdf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Элементарный курс дифференциальных уравнений. Торнтон.djvu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Алгебра для самообразования. Фаддеев, Соминский.djvu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Основы высшей математики. Часть 2. Дифференциальное исчисление. Выгодский.djvu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м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Составление дифференциальных уравнений. Пономарев.pdf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Элементы математики. Алгебраические структуры. Линейная и полилинейная алгебра. Бурбаки.pdf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о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овне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)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и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я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е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у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ы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ая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ногочленов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сновная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ема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еория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функций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ппара�ном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с�рук�урная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ого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н�егрального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ра�кий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абора�орный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ак�икум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Единой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ВМ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Геоме�рическая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екции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цифровые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ффек�ивное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пользование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ерных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ве�ов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лучши�ь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од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аших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борник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пражнений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м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Язык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Базовый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иложениями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школьников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бщая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еделов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последова�ельнос�и)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арный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амообразования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с�авление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лгебраические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инейная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лилинейная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</table:table>
      <table:table table:name="2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words repulsion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ма�ема�ика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﻿Высшая математика. Основы математического анализа. Геворкян.pdf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1" office:value-type="string" calcext:value-type="string">
            <text:p>bookname repulsion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сновы математического анализа. Том 1. Фихтенгольц.pdf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быкновенные дифференциальные уравнения. Арнольд.djvu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быкновенные дифференциальные уравнения с приложениями. Егоров.djvu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Дифференциальные уравнения (структурная теория). Зайцев, Линчук, Флегонтов.djvu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Геометрическая теория дифференциальных уравнений. Лефшец.djvu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Курс высшей математики. Том1. Смирнов.djvu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Краткий курс высшей математики. Натансон.pdf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Курс высшей математики. Том2. Смирнов.djvu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Основы алгебры. Тыртышников.pdf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Алгебра многочленов. Винберг.pdf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Основная теорема алгебры. Тихомиров, Успенский.pdf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му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Теория функций. Гурвиц, Курант.djvu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Программирование на аппаратном уровне. Кулаков.djvu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ий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урс дифференциального и интегрального исчисления. Том 1. Курант.pdf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Электронные вычислительные машины. Лабораторный практикум. Соловьев.djvu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у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Основы программирования для Единой Системы ЭВМ. Айнберг, Геронимус.djvu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Лекции по математическому анализу. Часть 1. Бутузов.pdf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Электронные цифровые машины и программирование. Китов, Криницкий.pdf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Программирование на C++. Савич.djvu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Эффективное использование C++. 55 верных советов улучшить структуру и код ваших программ. Мэйерс.pdf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Сборник упражнений по дифференциальным уравнениям. Креер.djvu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Язык программирования C++. Базовый курс. Липпман, Лажойе, Му.pdf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Математический анализ для школьников. Понтрягин.djvu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Общая алгебра. Курош.pdf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Элементы теории пределов (последовательности). Часть 2. Савельев.pdf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Элементарный курс дифференциальных уравнений. Торнтон.djvu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Алгебра для самообразования. Фаддеев, Соминский.djvu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Основы высшей математики. Часть 2. Дифференциальное исчисление. Выгодский.djvu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Электронные вычислительные машины и системы. Каган.djvu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м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Составление дифференциальных уравнений. Пономарев.pdf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Элементы математики. Алгебраические структуры. Линейная и полилинейная алгебра. Бурбаки.pdf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о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овне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)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и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я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е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у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ы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ая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ногочленов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сновная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ема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еория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функций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ппара�ном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с�рук�урная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ого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н�егрального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ра�кий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абора�орный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ак�икум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Единой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ВМ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Геоме�рическая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екции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цифровые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ффек�ивное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пользование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ерных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ве�ов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лучши�ь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од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аших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борник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пражнений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м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Язык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Базовый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иложениями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школьников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бщая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еделов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последова�ельнос�и)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арный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амообразования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с�авление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лгебраические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инейная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лилинейная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</table:table>
      <table:table table:name="3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words repulsion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string" calcext:value-type="string">
            <text:p>ма�ема�ика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﻿Высшая математика. Основы математического анализа. Геворкян.pdf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style-name="ce1" office:value-type="string" calcext:value-type="string">
            <text:p>bookname repulsion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сновы математического анализа. Том 1. Фихтенгольц.pdf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быкновенные дифференциальные уравнения. Арнольд.djvu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быкновенные дифференциальные уравнения с приложениями. Егоров.djvu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Дифференциальные уравнения (структурная теория). Зайцев, Линчук, Флегонтов.djvu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Геометрическая теория дифференциальных уравнений. Лефшец.djvu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Курс высшей математики. Том1. Смирнов.djvu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Краткий курс высшей математики. Натансон.pdf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Курс высшей математики. Том2. Смирнов.djvu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Основы алгебры. Тыртышников.pdf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Алгебра многочленов. Винберг.pdf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Основная теорема алгебры. Тихомиров, Успенский.pdf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му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Теория функций. Гурвиц, Курант.djvu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Программирование на аппаратном уровне. Кулаков.djvu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ий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урс дифференциального и интегрального исчисления. Том 1. Курант.pdf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Электронные вычислительные машины. Лабораторный практикум. Соловьев.djvu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у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Основы программирования для Единой Системы ЭВМ. Айнберг, Геронимус.djvu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Лекции по математическому анализу. Часть 1. Бутузов.pdf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Электронные цифровые машины и программирование. Китов, Криницкий.pdf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Программирование на C++. Савич.djvu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Эффективное использование C++. 55 верных советов улучшить структуру и код ваших программ. Мэйерс.pdf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Сборник упражнений по дифференциальным уравнениям. Креер.djvu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Язык программирования C++. Базовый курс. Липпман, Лажойе, Му.pdf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Математический анализ для школьников. Понтрягин.djvu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Общая алгебра. Курош.pdf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Элементы теории пределов (последовательности). Часть 2. Савельев.pdf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Элементарный курс дифференциальных уравнений. Торнтон.djvu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Алгебра для самообразования. Фаддеев, Соминский.djvu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Основы высшей математики. Часть 2. Дифференциальное исчисление. Выгодский.djvu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ого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Электронные вычислительные машины и системы. Каган.djvu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Составление дифференциальных уравнений. Пономарев.pdf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м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Элементы математики. Алгебраические структуры. Линейная и полилинейная алгебра. Бурбаки.pdf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о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овне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м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)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и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я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е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у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ы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ая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ногочленов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сновная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ема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еория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функций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ппара�ном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с�рук�урная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н�егрального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ра�кий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абора�орный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ак�икум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Единой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ВМ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Геоме�рическая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екции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цифровые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ффек�ивное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пользование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ерных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ве�ов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лучши�ь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од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аших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борник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пражнений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Язык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Базовый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иложениями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школьников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бщая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еделов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последова�ельнос�и)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арный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амообразования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с�авление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лгебраические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инейная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лилинейная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</table:table>
      <table:table table:name="4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words repulsion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string" calcext:value-type="string">
            <text:p>ма�ема�ика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﻿Высшая математика. Основы математического анализа. Геворкян.pdf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style-name="ce1" office:value-type="string" calcext:value-type="string">
            <text:p>bookname repulsion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сновы математического анализа. Том 1. Фихтенгольц.pdf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быкновенные дифференциальные уравнения. Арнольд.djvu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быкновенные дифференциальные уравнения с приложениями. Егоров.djvu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Дифференциальные уравнения (структурная теория). Зайцев, Линчук, Флегонтов.djvu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Геометрическая теория дифференциальных уравнений. Лефшец.djvu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Курс высшей математики. Том1. Смирнов.djvu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Краткий курс высшей математики. Натансон.pdf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Курс высшей математики. Том2. Смирнов.djvu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Электронные вычислительные машины. Лабораторный практикум. Соловьев.djvu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Электронные вычислительные машины и системы. Каган.djvu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Основы алгебры. Тыртышников.pdf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му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Алгебра многочленов. Винберг.pdf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Основная теорема алгебры. Тихомиров, Успенский.pdf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ий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Теория функций. Гурвиц, Курант.djvu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Программирование на аппаратном уровне. Кулаков.djvu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у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Курс дифференциального и интегрального исчисления. Том 1. Курант.pdf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Основы программирования для Единой Системы ЭВМ. Айнберг, Геронимус.djvu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Лекции по математическому анализу. Часть 1. Бутузов.pdf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Электронные цифровые машины и программирование. Китов, Криницкий.pdf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Программирование на C++. Савич.djvu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Эффективное использование C++. 55 верных советов улучшить структуру и код ваших программ. Мэйерс.pdf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Сборник упражнений по дифференциальным уравнениям. Креер.djvu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Язык программирования C++. Базовый курс. Липпман, Лажойе, Му.pdf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Математический анализ для школьников. Понтрягин.djvu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Общая алгебра. Курош.pdf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Элементы теории пределов (последовательности). Часть 2. Савельев.pdf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Элементарный курс дифференциальных уравнений. Торнтон.djvu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Алгебра для самообразования. Фаддеев, Соминский.djvu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ого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Основы высшей математики. Часть 2. Дифференциальное исчисление. Выгодский.djvu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Составление дифференциальных уравнений. Пономарев.pdf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м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Элементы математики. Алгебраические структуры. Линейная и полилинейная алгебра. Бурбаки.pdf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о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овне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м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)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и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я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е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у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ы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ая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ногочленов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сновная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ема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еория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функций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ппара�ном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с�рук�урная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н�егрального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ра�кий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абора�орный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ак�икум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Единой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ВМ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Геоме�рическая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екции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цифровые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ффек�ивное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пользование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ерных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ве�ов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лучши�ь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од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аших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борник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пражнений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Язык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Базовый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иложениями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школьников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бщая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еделов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последова�ельнос�и)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арный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амообразования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с�авление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лгебраические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инейная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лилинейная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</table:table>
      <table:table table:name="5" table:style-name="ta1">
        <table:table-column table:style-name="co1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words repulsion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string" calcext:value-type="string">
            <text:p>ма�ема�ика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﻿Высшая математика. Основы математического анализа. Геворкян.pdf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style-name="ce1" office:value-type="string" calcext:value-type="string">
            <text:p>bookname repulsion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Основы алгебры. Тыртышников.pdf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Алгебра многочленов. Винберг.pdf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Курс высшей математики. Том1. Смирнов.djvu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Курс дифференциального и интегрального исчисления. Том 1. Курант.pdf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Краткий курс высшей математики. Натансон.pdf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Курс высшей математики. Том2. Смирнов.djvu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Лекции по математическому анализу. Часть 1. Бутузов.pdf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Основы математического анализа. Том 1. Фихтенгольц.pdf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Математический анализ для школьников. Понтрягин.djvu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Общая алгебра. Курош.pdf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Алгебра для самообразования. Фаддеев, Соминский.djvu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му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Основы высшей математики. Часть 2. Дифференциальное исчисление. Выгодский.djvu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Обыкновенные дифференциальные уравнения. Арнольд.djvu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ий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Программирование на аппаратном уровне. Кулаков.djvu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Дифференциальные уравнения (структурная теория). Зайцев, Линчук, Флегонтов.djvu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у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Геометрическая теория дифференциальных уравнений. Лефшец.djvu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Программирование на C++. Савич.djvu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Сборник упражнений по дифференциальным уравнениям. Креер.djvu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Язык программирования C++. Базовый курс. Липпман, Лажойе, Му.pdf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Обыкновенные дифференциальные уравнения с приложениями. Егоров.djvu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Элементарный курс дифференциальных уравнений. Торнтон.djvu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Составление дифференциальных уравнений. Пономарев.pdf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Электронные вычислительные машины. Лабораторный практикум. Соловьев.djvu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Основы программирования для Единой Системы ЭВМ. Айнберг, Геронимус.djvu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Электронные цифровые машины и программирование. Китов, Криницкий.pdf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Электронные вычислительные машины и системы. Каган.djvu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Основная теорема алгебры. Тихомиров, Успенский.pdf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Эффективное использование C++. 55 верных советов улучшить структуру и код ваших программ. Мэйерс.pdf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ого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Элементы математики. Алгебраические структуры. Линейная и полилинейная алгебра. Бурбаки.pdf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Теория функций. Гурвиц, Курант.djvu</text:p>
          </table:table-cell>
          <table:table-cell table:style-name="ce2" office:value-type="float" office:value="158" calcext:value-type="float">
            <text:p>1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м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Элементы теории пределов (последовательности). Часть 2. Савельев.pdf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о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овне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м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)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и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я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е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у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ы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ая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ногочленов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сновная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ема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еория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функций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ппара�ном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с�рук�урная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н�егрального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ра�кий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абора�орный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ак�икум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Единой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ВМ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Геоме�рическая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екции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цифровые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ффек�ивное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пользование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ерных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ве�ов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лучши�ь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од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аших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борник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пражнений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Язык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Базовый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иложениями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школьников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бщая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еделов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последова�ельнос�и)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арный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амообразования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с�авление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лгебраические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инейная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лилинейная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</table:table>
      <table:table table:name="6" table:style-name="ta1"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default-cell-style-name="Default"/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words repulsion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string" calcext:value-type="string">
            <text:p>ма�ема�ика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﻿Высшая математика. Основы математического анализа. Геворкян.pdf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style-name="ce1" office:value-type="string" calcext:value-type="string">
            <text:p>bookname repulsion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Основы алгебры. Тыртышников.pdf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Основы математического анализа. Том 1. Фихтенгольц.pdf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Математический анализ для школьников. Понтрягин.djvu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Алгебра для самообразования. Фаддеев, Соминский.djvu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быкновенные дифференциальные уравнения. Арнольд.djvu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Программирование на аппаратном уровне. Кулаков.djvu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Дифференциальные уравнения (структурная теория). Зайцев, Линчук, Флегонтов.djvu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Геометрическая теория дифференциальных уравнений. Лефшец.djvu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Программирование на C++. Савич.djvu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Обыкновенные дифференциальные уравнения с приложениями. Егоров.djvu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Курс высшей математики. Том1. Смирнов.djvu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му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Курс дифференциального и интегрального исчисления. Том 1. Курант.pdf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Краткий курс высшей математики. Натансон.pdf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ий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Курс высшей математики. Том2. Смирнов.djvu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Элементарный курс дифференциальных уравнений. Торнтон.djvu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у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Основы высшей математики. Часть 2. Дифференциальное исчисление. Выгодский.djvu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Составление дифференциальных уравнений. Пономарев.pdf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Электронные вычислительные машины. Лабораторный практикум. Соловьев.djvu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Электронные цифровые машины и программирование. Китов, Криницкий.pdf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Электронные вычислительные машины и системы. Каган.djvu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Эффективное использование C++. 55 верных советов улучшить структуру и код ваших программ. Мэйерс.pdf</text:p>
          </table:table-cell>
          <table:table-cell table:style-name="ce2"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Язык программирования C++. Базовый курс. Липпман, Лажойе, Му.pdf</text:p>
          </table:table-cell>
          <table:table-cell table:style-name="ce2"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Алгебра многочленов. Винберг.pdf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Основная теорема алгебры. Тихомиров, Успенский.pdf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Общая алгебра. Курош.pdf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Теория функций. Гурвиц, Курант.djvu</text:p>
          </table:table-cell>
          <table:table-cell table:style-name="ce2" office:value-type="float" office:value="172" calcext:value-type="float">
            <text:p>1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Основы программирования для Единой Системы ЭВМ. Айнберг, Геронимус.djvu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Лекции по математическому анализу. Часть 1. Бутузов.pdf</text:p>
          </table:table-cell>
          <table:table-cell table:style-name="ce2" office:value-type="float" office:value="174" calcext:value-type="float">
            <text:p>17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ого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Сборник упражнений по дифференциальным уравнениям. Креер.djvu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Элементы теории пределов (последовательности). Часть 2. Савельев.pdf</text:p>
          </table:table-cell>
          <table:table-cell table:style-name="ce2" office:value-type="float" office:value="176" calcext:value-type="float">
            <text:p>1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м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Элементы математики. Алгебраические структуры. Линейная и полилинейная алгебра. Бурбаки.pdf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о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овне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м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)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и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я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е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у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ы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ая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ногочленов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сновная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ема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еория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функций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ппара�ном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с�рук�урная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н�егрального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ра�кий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абора�орный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ак�икум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Единой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ВМ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Геоме�рическая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екции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цифровые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ффек�ивное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пользование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ерных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ве�ов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лучши�ь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од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аших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борник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пражнений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Язык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Базовый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иложениями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школьников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бщая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еделов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последова�ельнос�и)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арный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амообразования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с�авление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лгебраические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инейная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лилинейная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</table:table>
      <table:table table:name="7" table:style-name="ta1">
        <table:table-column table:style-name="co1" table:default-cell-style-name="Default"/>
        <table:table-column table:style-name="co2" table:default-cell-style-name="Default"/>
        <table:table-column table:style-name="co18" table:default-cell-style-name="Default"/>
        <table:table-column table:style-name="co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words repulsion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string" calcext:value-type="string">
            <text:p>ма�ема�ика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﻿Высшая математика. Основы математического анализа. Геворкян.pdf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style-name="ce1" office:value-type="string" calcext:value-type="string">
            <text:p>bookname repulsion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Основы математического анализа. Том 1. Фихтенгольц.pdf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Математический анализ для школьников. Понтрягин.djvu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сновы алгебры. Тыртышников.pdf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Алгебра многочленов. Винберг.pdf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бщая алгебра. Курош.pdf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Основная теорема алгебры. Тихомиров, Успенский.pdf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Алгебра для самообразования. Фаддеев, Соминский.djvu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Обыкновенные дифференциальные уравнения. Арнольд.djvu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Дифференциальные уравнения (структурная теория). Зайцев, Линчук, Флегонтов.djvu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Геометрическая теория дифференциальных уравнений. Лефшец.djvu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Обыкновенные дифференциальные уравнения с приложениями. Егоров.djvu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му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Составление дифференциальных уравнений. Пономарев.pdf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Программирование на аппаратном уровне. Кулаков.djvu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ий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Программирование на C++. Савич.djvu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Язык программирования C++. Базовый курс. Липпман, Лажойе, Му.pdf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у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Курс высшей математики. Том1. Смирнов.djvu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Курс дифференциального и интегрального исчисления. Том 1. Курант.pdf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Краткий курс высшей математики. Натансон.pdf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Курс высшей математики. Том2. Смирнов.djvu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Основы высшей математики. Часть 2. Дифференциальное исчисление. Выгодский.djvu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Электронные вычислительные машины. Лабораторный практикум. Соловьев.djvu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Электронные цифровые машины и программирование. Китов, Криницкий.pdf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Электронные вычислительные машины и системы. Каган.djvu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Сборник упражнений по дифференциальным уравнениям. Креер.djvu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Элементарный курс дифференциальных уравнений. Торнтон.djvu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Теория функций. Гурвиц, Курант.djvu</text:p>
          </table:table-cell>
          <table:table-cell table:style-name="ce2" office:value-type="float" office:value="168" calcext:value-type="float">
            <text:p>1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Основы программирования для Единой Системы ЭВМ. Айнберг, Геронимус.djvu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Лекции по математическому анализу. Часть 1. Бутузов.pdf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ого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Эффективное использование C++. 55 верных советов улучшить структуру и код ваших программ. Мэйерс.pdf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Элементы теории пределов (последовательности). Часть 2. Савельев.pdf</text:p>
          </table:table-cell>
          <table:table-cell table:style-name="ce2" office:value-type="float" office:value="172" calcext:value-type="float">
            <text:p>1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м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Элементы математики. Алгебраические структуры. Линейная и полилинейная алгебра. Бурбаки.pdf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о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овне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м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)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и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я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е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у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ы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ая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ногочленов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сновная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ема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еория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функций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ппара�ном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с�рук�урная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н�егрального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ра�кий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абора�орный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ак�икум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Единой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ВМ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Геоме�рическая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екции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цифровые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ффек�ивное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пользование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ерных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ве�ов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лучши�ь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од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аших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борник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пражнений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Язык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Базовый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иложениями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школьников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бщая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еделов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последова�ельнос�и)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арный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амообразования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с�авление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лгебраические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инейная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лилинейная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</table:table>
      <table:table table:name="8" table:style-name="ta1">
        <table:table-column table:style-name="co1" table:default-cell-style-name="Default"/>
        <table:table-column table:style-name="co19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18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words repulsion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string" calcext:value-type="string">
            <text:p>ма�ема�ика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﻿Высшая математика. Основы математического анализа. Геворкян.pdf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style-name="ce1" office:value-type="string" calcext:value-type="string">
            <text:p>bookname repulsion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Основы математического анализа. Том 1. Фихтенгольц.pdf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Математический анализ для школьников. Понтрягин.djvu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сновы алгебры. Тыртышников.pdf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Алгебра многочленов. Винберг.pdf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бщая алгебра. Курош.pdf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Основная теорема алгебры. Тихомиров, Успенский.pdf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Алгебра для самообразования. Фаддеев, Соминский.djvu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Обыкновенные дифференциальные уравнения. Арнольд.djvu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Дифференциальные уравнения (структурная теория). Зайцев, Линчук, Флегонтов.djvu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Геометрическая теория дифференциальных уравнений. Лефшец.djvu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Обыкновенные дифференциальные уравнения с приложениями. Егоров.djvu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му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Составление дифференциальных уравнений. Пономарев.pdf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Программирование на аппаратном уровне. Кулаков.djvu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ий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Программирование на C++. Савич.djvu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Язык программирования C++. Базовый курс. Липпман, Лажойе, Му.pdf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у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Курс высшей математики. Том1. Смирнов.djvu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Курс дифференциального и интегрального исчисления. Том 1. Курант.pdf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Краткий курс высшей математики. Натансон.pdf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Курс высшей математики. Том2. Смирнов.djvu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Основы высшей математики. Часть 2. Дифференциальное исчисление. Выгодский.djvu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Электронные вычислительные машины. Лабораторный практикум. Соловьев.djvu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Электронные цифровые машины и программирование. Китов, Криницкий.pdf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Электронные вычислительные машины и системы. Каган.djvu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Сборник упражнений по дифференциальным уравнениям. Креер.djvu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Элементарный курс дифференциальных уравнений. Торнтон.djvu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Теория функций. Гурвиц, Курант.djvu</text:p>
          </table:table-cell>
          <table:table-cell table:style-name="ce2" office:value-type="float" office:value="168" calcext:value-type="float">
            <text:p>1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Основы программирования для Единой Системы ЭВМ. Айнберг, Геронимус.djvu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Лекции по математическому анализу. Часть 1. Бутузов.pdf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ого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Эффективное использование C++. 55 верных советов улучшить структуру и код ваших программ. Мэйерс.pdf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Элементы теории пределов (последовательности). Часть 2. Савельев.pdf</text:p>
          </table:table-cell>
          <table:table-cell table:style-name="ce2" office:value-type="float" office:value="172" calcext:value-type="float">
            <text:p>1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м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Элементы математики. Алгебраические структуры. Линейная и полилинейная алгебра. Бурбаки.pdf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о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овне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м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)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и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я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е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у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ы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ая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ногочленов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сновная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ема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еория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функций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ппара�ном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с�рук�урная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н�егрального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ра�кий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абора�орный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ак�икум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Единой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ВМ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Геоме�рическая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екции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цифровые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ффек�ивное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пользование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ерных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ве�ов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лучши�ь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од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аших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борник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пражнений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Язык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Базовый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иложениями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школьников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бщая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еделов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последова�ельнос�и)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арный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амообразования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с�авление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лгебраические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инейная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лилинейная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</table:table>
      <table:table table:name="9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words repulsion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string" calcext:value-type="string">
            <text:p>ма�ема�ика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﻿Высшая математика. Основы математического анализа. Геворкян.pdf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style-name="ce1" office:value-type="string" calcext:value-type="string">
            <text:p>bookname repulsion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Основы алгебры. Тыртышников.pdf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Основы математического анализа. Том 1. Фихтенгольц.pdf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Математический анализ для школьников. Понтрягин.djvu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Алгебра для самообразования. Фаддеев, Соминский.djvu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Алгебра многочленов. Винберг.pdf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Основная теорема алгебры. Тихомиров, Успенский.pdf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Общая алгебра. Курош.pdf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Обыкновенные дифференциальные уравнения. Арнольд.djvu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Программирование на аппаратном уровне. Кулаков.djvu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Дифференциальные уравнения (структурная теория). Зайцев, Линчук, Флегонтов.djvu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Геометрическая теория дифференциальных уравнений. Лефшец.djvu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му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Программирование на C++. Савич.djvu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Обыкновенные дифференциальные уравнения с приложениями. Егоров.djvu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ий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Составление дифференциальных уравнений. Пономарев.pdf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Курс высшей математики. Том1. Смирнов.djvu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у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Курс дифференциального и интегрального исчисления. Том 1. Курант.pdf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Краткий курс высшей математики. Натансон.pdf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Курс высшей математики. Том2. Смирнов.djvu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Основы высшей математики. Часть 2. Дифференциальное исчисление. Выгодский.djvu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Электронные вычислительные машины. Лабораторный практикум. Соловьев.djvu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Электронные цифровые машины и программирование. Китов, Криницкий.pdf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Электронные вычислительные машины и системы. Каган.djvu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Сборник упражнений по дифференциальным уравнениям. Креер.djvu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Элементарный курс дифференциальных уравнений. Торнтон.djvu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Теория функций. Гурвиц, Курант.djvu</text:p>
          </table:table-cell>
          <table:table-cell table:style-name="ce2" office:value-type="float" office:value="168" calcext:value-type="float">
            <text:p>1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Основы программирования для Единой Системы ЭВМ. Айнберг, Геронимус.djvu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Лекции по математическому анализу. Часть 1. Бутузов.pdf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Эффективное использование C++. 55 верных советов улучшить структуру и код ваших программ. Мэйерс.pdf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ого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Язык программирования C++. Базовый курс. Липпман, Лажойе, Му.pdf</text:p>
          </table:table-cell>
          <table:table-cell table:style-name="ce2" office:value-type="float" office:value="172" calcext:value-type="float">
            <text:p>1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Элементы теории пределов (последовательности). Часть 2. Савельев.pdf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м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Элементы математики. Алгебраические структуры. Линейная и полилинейная алгебра. Бурбаки.pdf</text:p>
          </table:table-cell>
          <table:table-cell table:style-name="ce2" office:value-type="float" office:value="174" calcext:value-type="float">
            <text:p>17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о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овне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м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)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и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я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е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у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ы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ая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ногочленов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сновная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ема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еория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функций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ппара�ном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с�рук�урная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н�егрального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ра�кий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абора�орный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ак�икум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Единой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ВМ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Геоме�рическая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екции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цифровые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ффек�ивное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пользование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ерных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ве�ов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лучши�ь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од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аших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борник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пражнений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Язык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Базовый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иложениями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школьников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бщая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еделов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последова�ельнос�и)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арный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амообразования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с�авление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лгебраические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инейная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лилинейная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</table:table>
      <table:table table:name="10" table:style-name="ta1">
        <table:table-column table:style-name="co1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words repulsion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string" calcext:value-type="string">
            <text:p>ма�ема�ика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﻿Высшая математика. Основы математического анализа. Геворкян.pdf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style-name="ce1" office:value-type="string" calcext:value-type="string">
            <text:p>bookname repulsion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Лекции по математическому анализу. Часть 1. Бутузов.pdf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Основы математического анализа. Том 1. Фихтенгольц.pdf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Математический анализ для школьников. Понтрягин.djvu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сновы алгебры. Тыртышников.pdf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Алгебра многочленов. Винберг.pdf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Общая алгебра. Курош.pdf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Обыкновенные дифференциальные уравнения. Арнольд.djvu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Программирование на аппаратном уровне. Кулаков.djvu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Дифференциальные уравнения (структурная теория). Зайцев, Линчук, Флегонтов.djvu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Геометрическая теория дифференциальных уравнений. Лефшец.djvu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Программирование на C++. Савич.djvu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му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Обыкновенные дифференциальные уравнения с приложениями. Егоров.djvu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Составление дифференциальных уравнений. Пономарев.pdf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ий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урс высшей математики. Том1. Смирнов.djvu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Курс дифференциального и интегрального исчисления. Том 1. Курант.pdf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у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Краткий курс высшей математики. Натансон.pdf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Курс высшей математики. Том2. Смирнов.djvu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Основы высшей математики. Часть 2. Дифференциальное исчисление. Выгодский.djvu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Электронные вычислительные машины. Лабораторный практикум. Соловьев.djvu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Электронные цифровые машины и программирование. Китов, Криницкий.pdf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Электронные вычислительные машины и системы. Каган.djvu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Сборник упражнений по дифференциальным уравнениям. Креер.djvu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Элементарный курс дифференциальных уравнений. Торнтон.djvu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Основная теорема алгебры. Тихомиров, Успенский.pdf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Алгебра для самообразования. Фаддеев, Соминский.djvu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Теория функций. Гурвиц, Курант.djvu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Основы программирования для Единой Системы ЭВМ. Айнберг, Геронимус.djvu</text:p>
          </table:table-cell>
          <table:table-cell table:style-name="ce2" office:value-type="float" office:value="169" calcext:value-type="float">
            <text:p>1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Эффективное использование C++. 55 верных советов улучшить структуру и код ваших программ. Мэйерс.pdf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ого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Язык программирования C++. Базовый курс. Липпман, Лажойе, Му.pdf</text:p>
          </table:table-cell>
          <table:table-cell table:style-name="ce2" office:value-type="float" office:value="171" calcext:value-type="float">
            <text:p>1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Элементы теории пределов (последовательности). Часть 2. Савельев.pdf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м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Элементы математики. Алгебраические структуры. Линейная и полилинейная алгебра. Бурбаки.pdf</text:p>
          </table:table-cell>
          <table:table-cell table:style-name="ce2" office:value-type="float" office:value="173" calcext:value-type="float">
            <text:p>1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о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овне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м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)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и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я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е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у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ы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ая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ногочленов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сновная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ема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еория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функций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ппара�ном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с�рук�урная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н�егрального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ра�кий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абора�орный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ак�икум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Единой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ВМ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Геоме�рическая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екции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цифровые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ффек�ивное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пользование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ерных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ве�ов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лучши�ь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од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аших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борник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пражнений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Язык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Базовый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иложениями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школьников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бщая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еделов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последова�ельнос�и)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арный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амообразования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с�авление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лгебраические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инейная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лилинейная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</table:table>
      <table:table table:name="11" table:style-name="ta1">
        <table:table-column table:style-name="co1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words repulsion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string" calcext:value-type="string">
            <text:p>ма�ема�ика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﻿Высшая математика. Основы математического анализа. Геворкян.pdf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style-name="ce1" office:value-type="string" calcext:value-type="string">
            <text:p>bookname repulsion</text:p>
          </table:table-cell>
          <table:table-cell office:value-type="float" office:value="1.254" calcext:value-type="float">
            <text:p>1.254</text:p>
          </table:table-cell>
          <table:table-cell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Лекции по математическому анализу. Часть 1. Бутузов.pdf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Основы математического анализа. Том 1. Фихтенгольц.pdf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Математический анализ для школьников. Понтрягин.djvu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сновы алгебры. Тыртышников.pdf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Алгебра многочленов. Винберг.pdf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Общая алгебра. Курош.pdf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Обыкновенные дифференциальные уравнения. Арнольд.djvu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Программирование на аппаратном уровне. Кулаков.djvu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Дифференциальные уравнения (структурная теория). Зайцев, Линчук, Флегонтов.djvu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Геометрическая теория дифференциальных уравнений. Лефшец.djvu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Программирование на C++. Савич.djvu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му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Обыкновенные дифференциальные уравнения с приложениями. Егоров.djvu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Составление дифференциальных уравнений. Пономарев.pdf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ий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урс высшей математики. Том1. Смирнов.djvu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Курс дифференциального и интегрального исчисления. Том 1. Курант.pdf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у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Краткий курс высшей математики. Натансон.pdf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Курс высшей математики. Том2. Смирнов.djvu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Основы высшей математики. Часть 2. Дифференциальное исчисление. Выгодский.djvu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Электронные вычислительные машины. Лабораторный практикум. Соловьев.djvu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Электронные цифровые машины и программирование. Китов, Криницкий.pdf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Электронные вычислительные машины и системы. Каган.djvu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Сборник упражнений по дифференциальным уравнениям. Креер.djvu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Элементарный курс дифференциальных уравнений. Торнтон.djvu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Основная теорема алгебры. Тихомиров, Успенский.pdf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Алгебра для самообразования. Фаддеев, Соминский.djvu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Теория функций. Гурвиц, Курант.djvu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Основы программирования для Единой Системы ЭВМ. Айнберг, Геронимус.djvu</text:p>
          </table:table-cell>
          <table:table-cell table:style-name="ce2" office:value-type="float" office:value="169" calcext:value-type="float">
            <text:p>1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Эффективное использование C++. 55 верных советов улучшить структуру и код ваших программ. Мэйерс.pdf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ого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Язык программирования C++. Базовый курс. Липпман, Лажойе, Му.pdf</text:p>
          </table:table-cell>
          <table:table-cell table:style-name="ce2" office:value-type="float" office:value="171" calcext:value-type="float">
            <text:p>1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Элементы теории пределов (последовательности). Часть 2. Савельев.pdf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м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Элементы математики. Алгебраические структуры. Линейная и полилинейная алгебра. Бурбаки.pdf</text:p>
          </table:table-cell>
          <table:table-cell table:style-name="ce2" office:value-type="float" office:value="173" calcext:value-type="float">
            <text:p>1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о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овне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м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)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и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я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е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у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ы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ая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ногочленов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сновная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ема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еория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функций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ппара�ном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с�рук�урная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н�егрального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ра�кий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абора�орный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ак�икум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Единой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ВМ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Геоме�рическая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екции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цифровые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ффек�ивное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пользование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ерных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ве�ов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лучши�ь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од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аших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борник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пражнений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Язык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Базовый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иложениями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школьников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бщая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еделов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последова�ельнос�и)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арный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амообразования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с�авление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лгебраические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инейная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лилинейная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</table:table>
      <table:table table:name="12" table:style-name="ta1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words repulsion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string" calcext:value-type="string">
            <text:p>ма�ема�ика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﻿Высшая математика. Основы математического анализа. Геворкян.pdf</text:p>
          </table:table-cell>
          <table:table-cell table:style-name="ce2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okname repulsion</text:p>
          </table:table-cell>
          <table:table-cell office:value-type="float" office:value="1.265" calcext:value-type="float">
            <text:p>1.265</text:p>
          </table:table-cell>
          <table:table-cell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Лекции по математическому анализу. Часть 1. Бутузов.pdf</text:p>
          </table:table-cell>
          <table:table-cell table:style-name="ce2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Основы математического анализа. Том 1. Фихтенгольц.pdf</text:p>
          </table:table-cell>
          <table:table-cell table:style-name="ce2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Математический анализ для школьников. Понтрягин.djvu</text:p>
          </table:table-cell>
          <table:table-cell table:style-name="ce2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сновы алгебры. Тыртышников.pdf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Алгебра многочленов. Винберг.pdf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Общая алгебра. Курош.pdf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Обыкновенные дифференциальные уравнения. Арнольд.djvu</text:p>
          </table:table-cell>
          <table:table-cell table:style-name="ce2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Программирование на аппаратном уровне. Кулаков.djvu</text:p>
          </table:table-cell>
          <table:table-cell table:style-name="ce2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Дифференциальные уравнения (структурная теория). Зайцев, Линчук, Флегонтов.djvu</text:p>
          </table:table-cell>
          <table:table-cell table:style-name="ce2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Геометрическая теория дифференциальных уравнений. Лефшец.djvu</text:p>
          </table:table-cell>
          <table:table-cell table:style-name="ce2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Программирование на C++. Савич.djvu</text:p>
          </table:table-cell>
          <table:table-cell table:style-name="ce2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�ема�ическому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Обыкновенные дифференциальные уравнения с приложениями. Егоров.djvu</text:p>
          </table:table-cell>
          <table:table-cell table:style-name="ce2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Составление дифференциальных уравнений. Пономарев.pdf</text:p>
          </table:table-cell>
          <table:table-cell table:style-name="ce2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�ема�ический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урс высшей математики. Том1. Смирнов.djvu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Курс дифференциального и интегрального исчисления. Том 1. Курант.pdf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нализу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Краткий курс высшей математики. Натансон.pdf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Курс высшей математики. Том2. Смирнов.djvu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нализ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Основы высшей математики. Часть 2. Дифференциальное исчисление. Выгодский.djvu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Электронные вычислительные машины. Лабораторный практикум. Соловьев.djvu</text:p>
          </table:table-cell>
          <table:table-cell table:style-name="ce2"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Электронные цифровые машины и программирование. Китов, Криницкий.pdf</text:p>
          </table:table-cell>
          <table:table-cell table:style-name="ce2"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Электронные вычислительные машины и системы. Каган.djvu</text:p>
          </table:table-cell>
          <table:table-cell table:style-name="ce2"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Сборник упражнений по дифференциальным уравнениям. Креер.djvu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Элементарный курс дифференциальных уравнений. Торнтон.djvu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Основная теорема алгебры. Тихомиров, Успенский.pdf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Алгебра для самообразования. Фаддеев, Соминский.djvu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Теория функций. Гурвиц, Курант.djvu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Основы программирования для Единой Системы ЭВМ. Айнберг, Геронимус.djvu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Эффективное использование C++. 55 верных советов улучшить структуру и код ваших программ. Мэйерс.pdf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ого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Язык программирования C++. Базовый курс. Липпман, Лажойе, Му.pdf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Элементы теории пределов (последовательности). Часть 2. Савельев.pdf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м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Элементы математики. Алгебраические структуры. Линейная и полилинейная алгебра. Бурбаки.pdf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Дифференциальное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уровне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уравнениям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программ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�еория)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�еория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�еории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Том1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Том2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исчисления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исчисление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с�рук�уру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с�рук�уры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Высшая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многочленов</text:p>
          </table:table-cell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Основная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�еорема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Теория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функций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аппара�ном</text:p>
          </table:table-cell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(с�рук�урная</text:p>
          </table:table-cell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ин�егрального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Кра�кий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Лабора�орный</text:p>
          </table:table-cell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прак�икум</text:p>
          </table:table-cell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Единой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ЭВМ</text:p>
          </table:table-cell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Геоме�рическая</text:p>
          </table:table-cell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Лекции</text:p>
          </table:table-cell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цифровые</text:p>
          </table:table-cell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Эффек�ивное</text:p>
          </table:table-cell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использование</text:p>
          </table:table-cell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верных</text:p>
          </table:table-cell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сове�ов</text:p>
          </table:table-cell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улучши�ь</text:p>
          </table:table-cell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код</text:p>
          </table:table-cell>
          <table:table-cell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ваших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Сборник</text:p>
          </table:table-cell>
          <table:table-cell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упражнений</text:p>
          </table:table-cell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Язык</text:p>
          </table:table-cell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Базовый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с</text:p>
          </table:table-cell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приложениями</text:p>
          </table:table-cell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школьников</text:p>
          </table:table-cell>
          <table:table-cell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Общая</text:p>
          </table:table-cell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пределов</text:p>
          </table:table-cell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(последова�ельнос�и)</text:p>
          </table:table-cell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Элемен�арный</text:p>
          </table:table-cell>
          <table:table-cell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самообразования</text:p>
          </table:table-cell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Сос�авление</text:p>
          </table:table-cell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Алгебраические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Линейная</text:p>
          </table:table-cell>
          <table:table-cell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полилинейная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</table:table>
      <table:table table:name="13" table:style-name="ta1">
        <table:table-column table:style-name="co9" table:number-columns-repeated="2" table:default-cell-style-name="Default"/>
        <table:table-column table:style-name="co15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2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words repulsion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string" calcext:value-type="string">
            <text:p>ма�ема�ика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Высшая математика. Основы математического анализа. Геворкян.pdf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table:style-name="ce1" office:value-type="string" calcext:value-type="string">
            <text:p>bookname repulsion</text:p>
          </table:table-cell>
          <table:table-cell office:value-type="float" office:value="1.275" calcext:value-type="float">
            <text:p>1.275</text:p>
          </table:table-cell>
          <table:table-cell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Основы математического анализа. Том 1. Фихтенгольц.pdf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Математический анализ для школьников. Понтрягин.djvu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Математический анализ. Анализа математического. &lt;для проверки удаления дубликатов в одной транзакции&gt;.pdf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сновы алгебры. Тыртышников.pdf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Алгебра многочленов. Винберг.pdf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Общая алгебра. Курош.pdf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Основная теорема алгебры. Тихомиров, Успенский.pdf</text:p>
          </table:table-cell>
          <table:table-cell table:style-name="ce2"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Алгебра для самообразования. Фаддеев, Соминский.djvu</text:p>
          </table:table-cell>
          <table:table-cell table:style-name="ce2"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Обыкновенные дифференциальные уравнения. Арнольд.djvu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Программирование на аппаратном уровне. Кулаков.djvu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Дифференциальные уравнения (структурная теория). Зайцев, Линчук, Флегонтов.djvu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му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Геометрическая теория дифференциальных уравнений. Лефшец.djvu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Программирование на C++. Савич.djvu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ий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Обыкновенные дифференциальные уравнения с приложениями. Егоров.djvu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ий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Составление дифференциальных уравнений. Пономарев.pdf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Курс высшей математики. Том1. Смирнов.djvu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Курс дифференциального и интегрального исчисления. Том 1. Курант.pdf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Краткий курс высшей математики. Натансон.pdf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Курс высшей математики. Том2. Смирнов.djvu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Основы высшей математики. Часть 2. Дифференциальное исчисление. Выгодский.djvu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Электронные вычислительные машины. Лабораторный практикум. Соловьев.djvu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Электронные цифровые машины и программирование. Китов, Криницкий.pdf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Электронные вычислительные машины и системы. Каган.djvu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Сборник упражнений по дифференциальным уравнениям. Креер.djvu</text:p>
          </table:table-cell>
          <table:table-cell table:style-name="ce2" office:value-type="float" office:value="161" calcext:value-type="float">
            <text:p>1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Элементарный курс дифференциальных уравнений. Торнтон.djvu</text:p>
          </table:table-cell>
          <table:table-cell table:style-name="ce2" office:value-type="float" office:value="161" calcext:value-type="float">
            <text:p>1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Теория функций. Гурвиц, Курант.djvu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Основы программирования для Единой Системы ЭВМ. Айнберг, Геронимус.djvu</text:p>
          </table:table-cell>
          <table:table-cell table:style-name="ce2" office:value-type="float" office:value="166" calcext:value-type="float">
            <text:p>16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Лекции по математическому анализу. Часть 1. Бутузов.pdf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Эффективное использование C++. 55 верных советов улучшить структуру и код ваших программ. Мэйерс.pdf</text:p>
          </table:table-cell>
          <table:table-cell table:style-name="ce2" office:value-type="float" office:value="168" calcext:value-type="float">
            <text:p>1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Язык программирования C++. Базовый курс. Липпман, Лажойе, Му.pdf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Элементы теории пределов (последовательности). Часть 2. Савельев.pdf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ого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Элементы математики. Алгебраические структуры. Линейная и полилинейная алгебра. Бурбаки.pdf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м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о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овне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м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)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и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я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е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у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ы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ая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ногочленов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сновная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ема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еория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функций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ппара�ном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с�рук�урная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н�егрального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ра�кий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абора�орный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ак�икум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Единой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ВМ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Геоме�рическая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екции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нализу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цифровые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ффек�ивное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пользование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ерных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ве�ов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лучши�ь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од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аших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борник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пражнений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Язык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Базовый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иложениями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школьников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бщая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еделов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последова�ельнос�и)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арный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амообразования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с�авление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лгебраические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инейная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лилинейная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</table:table>
      <table:table table:name="14" table:style-name="ta2">
        <table:table-column table:style-name="co1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4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office:value-type="string" calcext:value-type="string">
            <text:p>Посмотрим теперь, как влияет ослабление R в кластеризации слов на кластеризацию названий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words repulsion</text:p>
          </table:table-cell>
          <table:table-cell office:value-type="float" office:value="2.2" calcext:value-type="float">
            <text:p>2.2</text:p>
          </table:table-cell>
          <table:table-cell/>
          <table:table-cell table:style-name="ce5" office:value-type="string" calcext:value-type="string">
            <text:p>высшей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Высшая математика. Основы математического анализа. Геворкян.pdf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style-name="ce1" office:value-type="string" calcext:value-type="string">
            <text:p>bookname repulsion</text:p>
          </table:table-cell>
          <table:table-cell office:value-type="float" office:value="1.275" calcext:value-type="float">
            <text:p>1.275</text:p>
          </table:table-cell>
          <table:table-cell/>
          <table:table-cell table:style-name="ce5" office:value-type="string" calcext:value-type="string">
            <text:p>высшей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Основы математического анализа. Том 1. Фихтенгольц.pdf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высшей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Математический анализ для школьников. Понтрягин.djvu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высшей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Математический анализ. Анализа математического. &lt;для проверки удаления дубликатов в одной транзакции&gt;.pdf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ма�ема�ика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Основы алгебры. Тыртышников.pdf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ма�ема�ики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Алгебра многочленов. Винберг.pdf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ма�ема�ики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Общая алгебра. Курош.pdf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ма�ема�ики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Основная теорема алгебры. Тихомиров, Успенский.pdf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ма�ема�ики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Алгебра для самообразования. Фаддеев, Соминский.djvu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ма�ема�ики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Обыкновенные дифференциальные уравнения. Арнольд.djvu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Программирование на аппаратном уровне. Кулаков.djvu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Дифференциальные уравнения (структурная теория). Зайцев, Линчук, Флегонтов.djvu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Геометрическая теория дифференциальных уравнений. Лефшец.djvu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Программирование на C++. Савич.djvu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Обыкновенные дифференциальные уравнения с приложениями. Егоров.djvu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ма�ема�ического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string" calcext:value-type="string">
            <text:p>Составление дифференциальных уравнений. Пономарев.pdf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ма�ема�ическому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Курс высшей математики. Том1. Смирнов.djvu</text:p>
          </table:table-cell>
          <table:table-cell table:style-name="ce2" office:value-type="float" office:value="142" calcext:value-type="float">
            <text:p>142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ма�ема�ического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Курс дифференциального и интегрального исчисления. Том 1. Курант.pdf</text:p>
          </table:table-cell>
          <table:table-cell table:style-name="ce2" office:value-type="float" office:value="142" calcext:value-type="float">
            <text:p>142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Ма�ема�ический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Краткий курс высшей математики. Натансон.pdf</text:p>
          </table:table-cell>
          <table:table-cell table:style-name="ce2" office:value-type="float" office:value="142" calcext:value-type="float">
            <text:p>142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Ма�ема�ический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Курс высшей математики. Том2. Смирнов.djvu</text:p>
          </table:table-cell>
          <table:table-cell table:style-name="ce2" office:value-type="float" office:value="142" calcext:value-type="float">
            <text:p>142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ма�ема�ического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Основы высшей математики. Часть 2. Дифференциальное исчисление. Выгодский.djvu</text:p>
          </table:table-cell>
          <table:table-cell table:style-name="ce2" office:value-type="float" office:value="142" calcext:value-type="float">
            <text:p>1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Электронные вычислительные машины. Лабораторный практикум. Соловьев.djvu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у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Электронные цифровые машины и программирование. Китов, Криницкий.pdf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Электронные вычислительные машины и системы. Каган.djvu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Сборник упражнений по дифференциальным уравнениям. Креер.djvu</text:p>
          </table:table-cell>
          <table:table-cell table:style-name="ce2" office:value-type="float" office:value="146" calcext:value-type="float">
            <text:p>1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Элементарный курс дифференциальных уравнений. Торнтон.djvu</text:p>
          </table:table-cell>
          <table:table-cell table:style-name="ce2" office:value-type="float" office:value="146" calcext:value-type="float">
            <text:p>1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Теория функций. Гурвиц, Курант.djvu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Основы программирования для Единой Системы ЭВМ. Айнберг, Геронимус.djvu</text:p>
          </table:table-cell>
          <table:table-cell table:style-name="ce2" office:value-type="float" office:value="158" calcext:value-type="float">
            <text:p>1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Лекции по математическому анализу. Часть 1. Бутузов.pdf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Эффективное использование C++. 55 верных советов улучшить структуру и код ваших программ. Мэйерс.pdf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Язык программирования C++. Базовый курс. Липпман, Лажойе, Му.pdf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Элементы теории пределов (последовательности). Часть 2. Савельев.pdf</text:p>
          </table:table-cell>
          <table:table-cell table:style-name="ce2" office:value-type="float" office:value="162" calcext:value-type="float">
            <text:p>16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Элементы математики. Алгебраические структуры. Линейная и полилинейная алгебра. Бурбаки.pdf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ная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инейная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и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ого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м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о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овне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м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я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е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у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ы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абора�орный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арный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string" calcext:value-type="string">
            <office:annotation draw:style-name="gr1" draw:text-style-name="P2" svg:width="2.899cm" svg:height="1.799cm" svg:x="10.305cm" svg:y="48.171cm" draw:caption-point-x="-0.61cm" draw:caption-point-y="1.51cm">
              <dc:date>2023-03-31T00:00:00</dc:date>
              <text:p text:style-name="P1">Не попало в первый кластер</text:p>
            </office:annotation>
            <text:p>Высшая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ногочленов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ема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еория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функций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ппара�ном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с�рук�урная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н�егрального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ра�кий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ак�икум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Единой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ВМ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Геоме�рическая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екции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цифровые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ффек�ивное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пользование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ерных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ве�ов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лучши�ь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од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аших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борник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пражнений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Язык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Базовый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иложениями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школьников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бщая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еделов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последова�ельнос�и)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амообразования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с�авление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лгебраические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лилинейная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</table:table>
      <table:table table:name="15" table:style-name="ta2">
        <table:table-column table:style-name="co9" table:number-columns-repeated="2" table:default-cell-style-name="Default"/>
        <table:table-column table:style-name="co20" table:default-cell-style-name="Default"/>
        <table:table-column table:style-name="co4" table:default-cell-style-name="Default"/>
        <table:table-column table:style-name="co8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office:value-type="string" calcext:value-type="string">
            <text:p>Посмотрим теперь, как влияет ослабление R в кластеризации слов на кластеризацию названий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words repul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высшей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Высшая математика. Основы математического анализа. Геворкян.pdf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style-name="ce1" office:value-type="string" calcext:value-type="string">
            <text:p>bookname repulsion</text:p>
          </table:table-cell>
          <table:table-cell office:value-type="float" office:value="1.275" calcext:value-type="float">
            <text:p>1.275</text:p>
          </table:table-cell>
          <table:table-cell/>
          <table:table-cell office:value-type="string" calcext:value-type="string">
            <text:p>высшей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Основы алгебры. Тыртышников.pdf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Лекции по математическому анализу. Часть 1. Бутузов.pdf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Основы математического анализа. Том 1. Фихтенгольц.pdf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office:annotation draw:style-name="gr1" draw:text-style-name="P2" svg:width="2.899cm" svg:height="2.176cm" svg:x="9.869cm" svg:y="0.758cm" draw:caption-point-x="-0.61cm" draw:caption-point-y="1.51cm">
              <dc:date>2023-03-31T00:00:00</dc:date>
              <text:p text:style-name="P1">По сравнению с предыдущей кластеризацией эти слова объединились</text:p>
            </office:annotation>
            <text:p>ма�ема�ика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Математический анализ для школьников. Понтрягин.djvu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ма�ема�ического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Алгебра для самообразования. Фаддеев, Соминский.djvu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ма�ема�ики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Математический анализ. Анализа математического. &lt;для проверки удаления дубликатов в одной транзакции&gt;.pdf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ма�ема�ики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Алгебра многочленов. Винберг.pdf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ма�ема�ики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Общая алгебра. Курош.pdf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ма�ема�ическому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Обыкновенные дифференциальные уравнения. Арнольд.djvu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ма�ема�ического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Программирование на аппаратном уровне. Кулаков.djvu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Ма�ема�ический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Дифференциальные уравнения (структурная теория). Зайцев, Линчук, Флегонтов.djvu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ма�ема�ики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Геометрическая теория дифференциальных уравнений. Лефшец.djvu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ма�ема�ики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Программирование на C++. Савич.djvu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Ма�ема�ический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Обыкновенные дифференциальные уравнения с приложениями. Егоров.djvu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ма�ема�ического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Составление дифференциальных уравнений. Пономарев.pdf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Курс высшей математики. Том1. Смирнов.djvu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Курс дифференциального и интегрального исчисления. Том 1. Курант.pdf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Краткий курс высшей математики. Натансон.pdf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Курс высшей математики. Том2. Смирнов.djvu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Основы высшей математики. Часть 2. Дифференциальное исчисление. Выгодский.djvu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Электронные вычислительные машины. Лабораторный практикум. Соловьев.djvu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у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Электронные цифровые машины и программирование. Китов, Криницкий.pdf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Электронные вычислительные машины и системы. Каган.djvu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Сборник упражнений по дифференциальным уравнениям. Креер.djvu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Элементарный курс дифференциальных уравнений. Торнтон.djvu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Основная теорема алгебры. Тихомиров, Успенский.pdf</text:p>
          </table:table-cell>
          <table:table-cell table:style-name="ce2" office:value-type="float" office:value="145" calcext:value-type="float">
            <text:p>14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Элементы математики. Алгебраические структуры. Линейная и полилинейная алгебра. Бурбаки.pdf</text:p>
          </table:table-cell>
          <table:table-cell table:style-name="ce2" office:value-type="float" office:value="145" calcext:value-type="float">
            <text:p>14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Теория функций. Гурвиц, Курант.djvu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Основы программирования для Единой Системы ЭВМ. Айнберг, Геронимус.djvu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Эффективное использование C++. 55 верных советов улучшить структуру и код ваших программ. Мэйерс.pdf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Язык программирования C++. Базовый курс. Липпман, Лажойе, Му.pdf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Элементы теории пределов (последовательности). Часть 2. Савельев.pdf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ная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инейная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и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ого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м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ое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овн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м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1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я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е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у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ы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абора�орный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арный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ая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ногочленов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ема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еория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функций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ппара�ном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с�рук�урная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н�егрального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ра�кий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ак�икум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Единой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ВМ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Геоме�рическая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екции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цифровые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ффек�ивное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пользование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ерных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ве�ов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лучши�ь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од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аших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борник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пражнений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Язык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Базовый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иложениями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школьников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бщая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еделов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последова�ельнос�и)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амообразования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с�авление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лгебраические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лилинейная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</table:table>
      <table:table table:name="16" table:style-name="ta3">
        <table:table-column table:style-name="co1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4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office:value-type="string" calcext:value-type="string">
            <text:p>А теперь, когда мы ослабили R для слов, попробуем увеличить R для названий.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words repul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высшей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Высшая математика. Основы математического анализа. Геворкян.pdf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style-name="ce1" office:value-type="string" calcext:value-type="string">
            <text:p>bookname repulsion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высшей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Лекции по математическому анализу. Часть 1. Бутузов.pdf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Основы математического анализа. Том 1. Фихтенгольц.pdf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Математический анализ. Анализа математического. &lt;для проверки удаления дубликатов в одной транзакции&gt;.pdf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а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сновы алгебры. Тыртышников.pdf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Алгебра многочленов. Винберг.pdf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бщая алгебра. Курош.pdf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Обыкновенные дифференциальные уравнения. Арнольд.djvu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Дифференциальные уравнения (структурная теория). Зайцев, Линчук, Флегонтов.djvu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му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Геометрическая теория дифференциальных уравнений. Лефшец.djvu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Обыкновенные дифференциальные уравнения с приложениями. Егоров.djvu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ий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Составление дифференциальных уравнений. Пономарев.pdf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Программирование на аппаратном уровне. Кулаков.djvu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Программирование на C++. Савич.djvu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ий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Курс высшей математики. Том1. Смирнов.djvu</text:p>
          </table:table-cell>
          <table:table-cell table:style-name="ce2"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Краткий курс высшей математики. Натансон.pdf</text:p>
          </table:table-cell>
          <table:table-cell table:style-name="ce2"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Курс высшей математики. Том2. Смирнов.djvu</text:p>
          </table:table-cell>
          <table:table-cell table:style-name="ce2"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Электронные вычислительные машины. Лабораторный практикум. Соловьев.djvu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Электронные цифровые машины и программирование. Китов, Криницкий.pdf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Электронные вычислительные машины и системы. Каган.djvu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Курс дифференциального и интегрального исчисления. Том 1. Курант.pdf</text:p>
          </table:table-cell>
          <table:table-cell table:style-name="ce2" office:value-type="float" office:value="146" calcext:value-type="float">
            <text:p>1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Сборник упражнений по дифференциальным уравнениям. Креер.djvu</text:p>
          </table:table-cell>
          <table:table-cell table:style-name="ce2" office:value-type="float" office:value="146" calcext:value-type="float">
            <text:p>1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у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Элементарный курс дифференциальных уравнений. Торнтон.djvu</text:p>
          </table:table-cell>
          <table:table-cell table:style-name="ce2" office:value-type="float" office:value="146" calcext:value-type="float">
            <text:p>1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Основная теорема алгебры. Тихомиров, Успенский.pdf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Теория функций. Гурвиц, Курант.djvu</text:p>
          </table:table-cell>
          <table:table-cell table:style-name="ce2" office:value-type="float" office:value="164" calcext:value-type="float">
            <text:p>16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Основы программирования для Единой Системы ЭВМ. Айнберг, Геронимус.djvu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Эффективное использование C++. 55 верных советов улучшить структуру и код ваших программ. Мэйерс.pdf</text:p>
          </table:table-cell>
          <table:table-cell table:style-name="ce2" office:value-type="float" office:value="166" calcext:value-type="float">
            <text:p>16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Язык программирования C++. Базовый курс. Липпман, Лажойе, Му.pdf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Математический анализ для школьников. Понтрягин.djvu</text:p>
          </table:table-cell>
          <table:table-cell table:style-name="ce2" office:value-type="float" office:value="168" calcext:value-type="float">
            <text:p>1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Элементы теории пределов (последовательности). Часть 2. Савельев.pdf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Алгебра для самообразования. Фаддеев, Соминский.djvu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Основы высшей математики. Часть 2. Дифференциальное исчисление. Выгодский.djvu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Элементы математики. Алгебраические структуры. Линейная и полилинейная алгебра. Бурбаки.pdf</text:p>
          </table:table-cell>
          <table:table-cell table:style-name="ce2" office:value-type="float" office:value="172" calcext:value-type="float">
            <text:p>1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ная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инейная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и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ого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м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ое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овн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м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1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я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е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у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ы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абора�орный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арный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ая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ногочленов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ема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еория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функций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ппара�ном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с�рук�урная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н�егрального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ра�кий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ак�икум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Единой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ВМ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Геоме�рическая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екции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цифровые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ффек�ивное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пользование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ерных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ве�ов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лучши�ь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од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аших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борник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пражнений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Язык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Базовый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иложениями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школьников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бщая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еделов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последова�ельнос�и)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амообразования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с�авление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лгебраические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лилинейная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</table:table>
      <table:table table:name="17" table:style-name="ta3"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office:value-type="string" calcext:value-type="string">
            <text:p>То же, что и в предыдущий раз, но уже чуть ослабим для названий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words repul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высшей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Высшая математика. Основы математического анализа. Геворкян.pdf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style-name="ce1" office:value-type="string" calcext:value-type="string">
            <text:p>bookname repulsion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string" calcext:value-type="string">
            <text:p>высшей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Лекции по математическому анализу. Часть 1. Бутузов.pdf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Основы математического анализа. Том 1. Фихтенгольц.pdf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Математический анализ. Анализа математического. &lt;для проверки удаления дубликатов в одной транзакции&gt;.pdf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а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сновы алгебры. Тыртышников.pdf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Алгебра многочленов. Винберг.pdf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бщая алгебра. Курош.pdf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Основная теорема алгебры. Тихомиров, Успенский.pdf</text:p>
          </table:table-cell>
          <table:table-cell table:style-name="ce2" office:value-type="float" office:value="136" calcext:value-type="float">
            <text:p>13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Алгебра для самообразования. Фаддеев, Соминский.djvu</text:p>
          </table:table-cell>
          <table:table-cell table:style-name="ce2" office:value-type="float" office:value="136" calcext:value-type="float">
            <text:p>13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му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быкновенные дифференциальные уравнения. Арнольд.djvu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Дифференциальные уравнения (структурная теория). Зайцев, Линчук, Флегонтов.djvu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ий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Геометрическая теория дифференциальных уравнений. Лефшец.djvu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быкновенные дифференциальные уравнения с приложениями. Егоров.djvu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Составление дифференциальных уравнений. Пономарев.pdf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ий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Программирование на аппаратном уровне. Кулаков.djvu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Программирование на C++. Савич.djvu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Язык программирования C++. Базовый курс. Липпман, Лажойе, Му.pdf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Курс высшей математики. Том1. Смирнов.djvu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Курс дифференциального и интегрального исчисления. Том 1. Курант.pdf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Краткий курс высшей математики. Натансон.pdf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Курс высшей математики. Том2. Смирнов.djvu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Основы высшей математики. Часть 2. Дифференциальное исчисление. Выгодский.djvu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у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Электронные вычислительные машины. Лабораторный практикум. Соловьев.djvu</text:p>
          </table:table-cell>
          <table:table-cell table:style-name="ce2" office:value-type="float" office:value="141" calcext:value-type="float">
            <text:p>1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Электронные цифровые машины и программирование. Китов, Криницкий.pdf</text:p>
          </table:table-cell>
          <table:table-cell table:style-name="ce2" office:value-type="float" office:value="141" calcext:value-type="float">
            <text:p>1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Электронные вычислительные машины и системы. Каган.djvu</text:p>
          </table:table-cell>
          <table:table-cell table:style-name="ce2" office:value-type="float" office:value="141" calcext:value-type="float">
            <text:p>1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Сборник упражнений по дифференциальным уравнениям. Креер.djvu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Элементарный курс дифференциальных уравнений. Торнтон.djvu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Теория функций. Гурвиц, Курант.djvu</text:p>
          </table:table-cell>
          <table:table-cell table:style-name="ce2" office:value-type="float" office:value="153" calcext:value-type="float">
            <text:p>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Основы программирования для Единой Системы ЭВМ. Айнберг, Геронимус.djvu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Эффективное использование C++. 55 верных советов улучшить структуру и код ваших программ. Мэйерс.pdf</text:p>
          </table:table-cell>
          <table:table-cell table:style-name="ce2"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Математический анализ для школьников. Понтрягин.djvu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Элементы теории пределов (последовательности). Часть 2. Савельев.pdf</text:p>
          </table:table-cell>
          <table:table-cell table:style-name="ce2" office:value-type="float" office:value="157" calcext:value-type="float">
            <text:p>1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Элементы математики. Алгебраические структуры. Линейная и полилинейная алгебра. Бурбаки.pdf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ная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инейная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и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ого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м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ое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овн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м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1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я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е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у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ы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абора�орный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арный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ая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ногочленов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ема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еория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функций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ппара�ном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с�рук�урная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н�егрального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ра�кий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ак�икум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Единой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ВМ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Геоме�рическая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екции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цифровые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ффек�ивное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пользование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ерных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ве�ов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лучши�ь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од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аших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борник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пражнений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Язык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Базовый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иложениями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школьников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бщая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еделов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последова�ельнос�и)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амообразования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с�авление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лгебраические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лилинейная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</table:table>
      <table:table table:name="18" table:style-name="ta3">
        <table:table-column table:style-name="co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4" table:default-cell-style-name="Default"/>
        <table:table-column table:style-name="co8" table:default-cell-style-name="Default"/>
        <table:table-column table:style-name="co32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office:value-type="string" calcext:value-type="string">
            <text:p>И еще чуть-чуть ослабим, посмотрим, что будет с алгеброй и программированием на C++.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words repul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высшей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Основы алгебры. Тыртышников.pdf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bookname repulsion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высшей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Алгебра многочленов. Винберг.pdf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Общая алгебра. Курош.pdf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Обыкновенные дифференциальные уравнения. Арнольд.djvu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а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Дифференциальные уравнения (структурная теория). Зайцев, Линчук, Флегонтов.djvu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Геометрическая теория дифференциальных уравнений. Лефшец.djvu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Обыкновенные дифференциальные уравнения с приложениями. Егоров.djvu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Составление дифференциальных уравнений. Пономарев.pdf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Программирование на аппаратном уровне. Кулаков.djvu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му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Программирование на C++. Савич.djvu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Язык программирования C++. Базовый курс. Липпман, Лажойе, Му.pdf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ий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Высшая математика. Основы математического анализа. Геворкян.pdf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Курс высшей математики. Том1. Смирнов.djvu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Курс дифференциального и интегрального исчисления. Том 1. Курант.pdf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ий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Краткий курс высшей математики. Натансон.pdf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Курс высшей математики. Том2. Смирнов.djvu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Лекции по математическому анализу. Часть 1. Бутузов.pdf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Основы математического анализа. Том 1. Фихтенгольц.pdf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Основы высшей математики. Часть 2. Дифференциальное исчисление. Выгодский.djvu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Математический анализ. Анализа математического. &lt;для проверки удаления дубликатов в одной транзакции&gt;.pdf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string" calcext:value-type="string">
            <text:p>Электронные вычислительные машины. Лабораторный практикум. Соловьев.djvu</text:p>
          </table:table-cell>
          <table:table-cell table:style-name="ce2"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Электронные цифровые машины и программирование. Китов, Криницкий.pdf</text:p>
          </table:table-cell>
          <table:table-cell table:style-name="ce2"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у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Электронные вычислительные машины и системы. Каган.djvu</text:p>
          </table:table-cell>
          <table:table-cell table:style-name="ce2"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Сборник упражнений по дифференциальным уравнениям. Креер.djvu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Элементарный курс дифференциальных уравнений. Торнтон.djvu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Основная теорема алгебры. Тихомиров, Успенский.pdf</text:p>
          </table:table-cell>
          <table:table-cell table:style-name="ce2"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Алгебра для самообразования. Фаддеев, Соминский.djvu</text:p>
          </table:table-cell>
          <table:table-cell table:style-name="ce2"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Теория функций. Гурвиц, Курант.djvu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office:value-type="string" calcext:value-type="string">
            <text:p>Основы программирования для Единой Системы ЭВМ. Айнберг, Геронимус.djvu</text:p>
          </table:table-cell>
          <table:table-cell table:style-name="ce2" office:value-type="float" office:value="163" calcext:value-type="float">
            <text:p>1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Эффективное использование C++. 55 верных советов улучшить структуру и код ваших программ. Мэйерс.pdf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office:value-type="string" calcext:value-type="string">
            <text:p>Математический анализ для школьников. Понтрягин.djvu</text:p>
          </table:table-cell>
          <table:table-cell table:style-name="ce2" office:value-type="float" office:value="165" calcext:value-type="float">
            <text:p>1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Элементы теории пределов (последовательности). Часть 2. Савельев.pdf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office:value-type="string" calcext:value-type="string">
            <text:p>Элементы математики. Алгебраические структуры. Линейная и полилинейная алгебра. Бурбаки.pdf</text:p>
          </table:table-cell>
          <table:table-cell table:style-name="ce2" office:value-type="float" office:value="167" calcext:value-type="float">
            <text:p>1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ная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Линейная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�еория)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�еория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�еории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дифференциального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дифференциальным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Дифференциальное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уровне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уравнениям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программ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Том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Том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исчисления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исчисление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с�рук�уру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с�рук�уры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Лабора�орный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Элемен�арный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Высшая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многочленов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�еорема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Теория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функций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аппара�ном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(с�рук�урная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ин�егрального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Кра�кий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прак�икум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Единой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ЭВМ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Геоме�рическая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Лекции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цифровые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Эффек�ивное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использование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верных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сове�ов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улучши�ь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код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ваших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Сборник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упражнений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Язык</text:p>
          </table:table-cell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Базовый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с</text:p>
          </table:table-cell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приложениями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школьников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Общая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пределов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(последова�ельнос�и)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самообразования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Сос�авление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Алгебраические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полилинейная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</table:table>
      <table:table table:name="19" table:style-name="ta4">
        <table:table-column table:style-name="co9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33" table:default-cell-style-name="Default"/>
        <table:table-column table:style-name="co2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office:value-type="string" calcext:value-type="string">
            <text:p>А теперь вернемся к словам и увеличим R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words repulsion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высшей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Высшая математика. Основы математического анализа. Геворкян.pdf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style-name="ce1" office:value-type="string" calcext:value-type="string">
            <text:p>bookname repulsion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высшей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Основы математического анализа. Том 1. Фихтенгольц.pdf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Математический анализ. Анализа математического. &lt;для проверки удаления дубликатов в одной транзакции&gt;.pdf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высшей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Основы алгебры. Тыртышников.pdf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а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Алгебра многочленов. Винберг.pdf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бщая алгебра. Курош.pdf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Основная теорема алгебры. Тихомиров, Успенский.pdf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Алгебра для самообразования. Фаддеев, Соминский.djvu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быкновенные дифференциальные уравнения. Арнольд.djvu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к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Дифференциальные уравнения (структурная теория). Зайцев, Линчук, Флегонтов.djvu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Геометрическая теория дифференциальных уравнений. Лефшец.djvu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Обыкновенные дифференциальные уравнения с приложениями. Егоров.djvu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Составление дифференциальных уравнений. Пономарев.pdf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Программирование на аппаратном уровне. Кулаков.djvu</text:p>
          </table:table-cell>
          <table:table-cell table:style-name="ce2" office:value-type="float" office:value="142" calcext:value-type="float">
            <text:p>1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ы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Программирование на C++. Савич.djvu</text:p>
          </table:table-cell>
          <table:table-cell table:style-name="ce2" office:value-type="float" office:value="142" calcext:value-type="float">
            <text:p>1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Язык программирования C++. Базовый курс. Липпман, Лажойе, Му.pdf</text:p>
          </table:table-cell>
          <table:table-cell table:style-name="ce2" office:value-type="float" office:value="142" calcext:value-type="float">
            <text:p>1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му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урс высшей математики. Том1. Смирнов.djvu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урс дифференциального и интегрального исчисления. Том 1. Курант.pdf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ий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аткий курс высшей математики. Натансон.pdf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ий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урс высшей математики. Том2. Смирнов.djvu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ма�ема�ического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Основы высшей математики. Часть 2. Дифференциальное исчисление. Выгодский.djvu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Электронные вычислительные машины. Лабораторный практикум. Соловьев.djvu</text:p>
          </table:table-cell>
          <table:table-cell table:style-name="ce2" office:value-type="float" office:value="144" calcext:value-type="float">
            <text:p>1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у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Электронные цифровые машины и программирование. Китов, Криницкий.pdf</text:p>
          </table:table-cell>
          <table:table-cell table:style-name="ce2" office:value-type="float" office:value="144" calcext:value-type="float">
            <text:p>1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Электронные вычислительные машины и системы. Каган.djvu</text:p>
          </table:table-cell>
          <table:table-cell table:style-name="ce2" office:value-type="float" office:value="144" calcext:value-type="float">
            <text:p>1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Сборник упражнений по дифференциальным уравнениям. Креер.djvu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Элементарный курс дифференциальных уравнений. Торнтон.djvu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нализа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Лекции по математическому анализу. Часть 1. Бутузов.pdf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Математический анализ для школьников. Понтрягин.djvu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Теория функций. Гурвиц, Курант.djvu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ы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Основы программирования для Единой Системы ЭВМ. Айнберг, Геронимус.djvu</text:p>
          </table:table-cell>
          <table:table-cell table:style-name="ce2" office:value-type="float" office:value="157" calcext:value-type="float">
            <text:p>1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Эффективное использование C++. 55 верных советов улучшить структуру и код ваших программ. Мэйерс.pdf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Элементы теории пределов (последовательности). Часть 2. Савельев.pdf</text:p>
          </table:table-cell>
          <table:table-cell table:style-name="ce2" office:value-type="float" office:value="159" calcext:value-type="float">
            <text:p>1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лгебра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Элементы математики. Алгебраические структуры. Линейная и полилинейная алгебра. Бурбаки.pdf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сновная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инейная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я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ии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быкновенные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ого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м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ое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ифференциальных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овне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м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я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равнений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е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ограммирования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урс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ом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я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числение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к�ронные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числи�ельные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ашины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для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ис�емы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Час�ь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у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�рук�уры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ы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абора�орный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лемен�арный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ысшая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многочленов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�еорема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Теория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функций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ппара�ном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с�рук�урная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н�егрального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ра�кий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ак�икум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Единой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ВМ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Геоме�рическая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екции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цифровые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Эффек�ивное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использование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ерных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ве�ов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лучши�ь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код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ваших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борник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упражнений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Язык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Базовый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иложениями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школьников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Общая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ределов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последова�ельнос�и)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амообразования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Сос�авление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Алгебраические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полилинейная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</table:table>
      <table:named-expressions/>
      <table:database-ranges>
        <table:database-range table:name="__Anonymous_Sheet_DB__6" table:target-range-address="'7'.G7:'7'.H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1">00/00/0000</text:date>, <text:time style:data-style-name="N2" text:time-value="15:30:23.1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31T16:21:33.757000000</dc:date>
    <meta:editing-duration>PT2H6M34S</meta:editing-duration>
    <meta:editing-cycles>57</meta:editing-cycles>
    <meta:generator>LibreOffice/7.3.2.2$Windows_X86_64 LibreOffice_project/49f2b1bff42cfccbd8f788c8dc32c1c309559be0</meta:generator>
    <meta:document-statistic meta:table-count="19" meta:cell-count="6732" meta:object-count="0"/>
  </office:meta>
</office:document-meta>
</file>